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ma Cię,</text:span><text:span text:style-name="T1"><text:line-break/></text:span><text:span text:style-name="T1">Panie nie ma Cię</text:span><text:span text:style-name="T1"><text:line-break/></text:span><text:span text:style-name="T1">W moim życiu ciemno jest</text:span><text:span text:style-name="T1"><text:line-break/></text:span><text:span text:style-name="T1">Rana ma,</text:span><text:span text:style-name="T1"><text:line-break/></text:span><text:span text:style-name="T1">krwawi boli mnie.</text:span><text:span text:style-name="T1"><text:line-break/></text:span><text:span text:style-name="T1">Daj odpowiedź,</text:span><text:span text:style-name="T1"><text:line-break/></text:span><text:span text:style-name="T1">nie ma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1. To jest to miejsce,</text:span><text:span text:style-name="T1"><text:line-break/></text:span><text:span text:style-name="T1">nie uciekaj stąd</text:span><text:span text:style-name="T1"><text:line-break/></text:span><text:span text:style-name="T1">To jest brama,</text:span><text:span text:style-name="T1"><text:line-break/></text:span><text:span text:style-name="T1">przez którą możesz przejść,</text:span><text:span text:style-name="T1"><text:line-break/></text:span><text:span text:style-name="T1">to jest droga,</text:span><text:span text:style-name="T1"><text:line-break/></text:span><text:span text:style-name="T1">którą możesz pój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ma Cię,</text:span><text:span text:style-name="T1"><text:line-break/></text:span><text:span text:style-name="T1">Panie nie ma Cię</text:span><text:span text:style-name="T1"><text:line-break/></text:span><text:span text:style-name="T1">W moim życiu ciemno jest</text:span><text:span text:style-name="T1"><text:line-break/></text:span><text:span text:style-name="T1">Rana ma,</text:span><text:span text:style-name="T1"><text:line-break/></text:span><text:span text:style-name="T1">krwawi boli mnie.</text:span><text:span text:style-name="T1"><text:line-break/></text:span><text:span text:style-name="T1">Daj odpowiedź,</text:span><text:span text:style-name="T1"><text:line-break/></text:span><text:span text:style-name="T1">nie ma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2. Tu w twym cierpieniu,</text:span><text:span text:style-name="T1"><text:line-break/></text:span><text:span text:style-name="T1">właśnie skrył się Pan</text:span><text:span text:style-name="T1"><text:line-break/></text:span><text:span text:style-name="T1">Jest tak blisko,</text:span><text:span text:style-name="T1"><text:line-break/></text:span><text:span text:style-name="T1">że nie słyszysz Go</text:span><text:span text:style-name="T1"><text:line-break/></text:span><text:span text:style-name="T1">Jest tak blisko,</text:span><text:span text:style-name="T1"><text:line-break/></text:span><text:span text:style-name="T1">że nie czujesz 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ma Cię,</text:span><text:span text:style-name="T1"><text:line-break/></text:span><text:span text:style-name="T1">Panie nie ma Cię</text:span><text:span text:style-name="T1"><text:line-break/></text:span><text:span text:style-name="T1">W moim życiu ciemno jest</text:span><text:span text:style-name="T1"><text:line-break/></text:span><text:span text:style-name="T1">Rana ma,</text:span><text:span text:style-name="T1"><text:line-break/></text:span><text:span text:style-name="T1">krwawi boli mnie.</text:span><text:span text:style-name="T1"><text:line-break/></text:span><text:span text:style-name="T1">Daj odpowiedź,</text:span><text:span text:style-name="T1"><text:line-break/></text:span><text:span text:style-name="T1">nie ma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Serce spotka serce,</text:span><text:span text:style-name="T1"><text:line-break/></text:span><text:span text:style-name="T1">rana spotka ranę</text:span><text:span text:style-name="T1"><text:line-break/></text:span><text:span text:style-name="T1">Choć nie czujesz</text:span><text:span text:style-name="T1"><text:line-break/></text:span><text:span text:style-name="T1">to właśnie tu jest Bóg</text:span><text:span text:style-name="T1"><text:line-break/></text:span><text:span text:style-name="T1">Choć nie czujesz</text:span><text:span text:style-name="T1"><text:line-break/></text:span><text:span text:style-name="T1">to wiernie przed Nim trw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najdziesz Go,</text:span><text:span text:style-name="T1"><text:line-break/></text:span><text:span text:style-name="T1">wkrótce znajdziesz Go</text:span><text:span text:style-name="T1"><text:line-break/></text:span><text:span text:style-name="T1">W Twoim życiu</text:span><text:span text:style-name="T1"><text:line-break/></text:span><text:span text:style-name="T1">światłość jest</text:span><text:span text:style-name="T1"><text:line-break/></text:span><text:span text:style-name="T1">Rana Twa</text:span><text:span text:style-name="T1"><text:line-break/></text:span><text:span text:style-name="T1">miejscem chwały jest</text:span><text:span text:style-name="T1"><text:line-break/></text:span><text:span text:style-name="T1">W niej spotkanie</text:span><text:span text:style-name="T1"><text:line-break/></text:span><text:span text:style-name="T1">dokonuje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48:28</meta:creation-date>
    <dc:creator>Roman Trzciński</dc:creator>
    <dc:date>2009-03-13T18:26:35</dc:date>
    <dc:language>pl-PL</dc:language>
    <meta:editing-cycles>11</meta:editing-cycles>
    <meta:editing-duration>PT13M21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